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/>
    <style:style style:name="P2" style:family="paragraph" style:parent-style-name="Standard">
      <style:text-properties officeooo:rsid="0015266d" officeooo:paragraph-rsid="0015266d"/>
    </style:style>
    <style:style style:name="P3" style:family="paragraph" style:parent-style-name="Standard">
      <style:text-properties fo:font-style="italic" officeooo:rsid="0015266d" officeooo:paragraph-rsid="0015266d" style:font-style-asian="italic" style:font-style-complex="italic"/>
    </style:style>
    <style:style style:name="P4" style:family="paragraph" style:parent-style-name="Text_20_body">
      <style:text-properties officeooo:rsid="0015266d" officeooo:paragraph-rsid="0015266d"/>
    </style:style>
    <style:style style:name="P5" style:family="paragraph" style:parent-style-name="Text_20_body">
      <style:text-properties officeooo:paragraph-rsid="0015266d"/>
    </style:style>
    <style:style style:name="P6" style:family="paragraph" style:parent-style-name="Text_20_body">
      <style:text-properties fo:font-style="italic" officeooo:rsid="0015266d" officeooo:paragraph-rsid="0015266d" style:font-style-asian="italic" style:font-style-complex="italic"/>
    </style:style>
    <style:style style:name="P7" style:family="paragraph" style:parent-style-name="Text_20_body">
      <style:text-properties fo:color="#2a6099" loext:opacity="100%" officeooo:rsid="0015266d" officeooo:paragraph-rsid="0015266d"/>
    </style:style>
    <style:style style:name="T1" style:family="text">
      <style:text-properties officeooo:rsid="0015266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Описание docker-image airpol</text:h>
      <text:p text:style-name="P2"/>
      <text:p text:style-name="P2">Данный docker образ содержит базовую систему для предсказаний индекса качества воздуха на 3 предыдущих дня для загрязнителя PM2.5 в городе Роттердам (Нидерланды).</text:p>
      <text:p text:style-name="P2"/>
      <text:p text:style-name="P3"><text:span text:style-name="T2">Примечание</text:span>. На настоящий момент выбран загрязнитель PM2.5, поскольку он является превалирующим большую часть года. В ближайшем будущем планируется доработать сервис таким образом, чтобы он возвращал предсказание на будующие 3 дня по двум загрязнителям (PM2.5 и O3), на основании <text:s/>моделей LightGBM, ARIMA и нейросети RNN. </text:p>
      <text:p text:style-name="P2"/>
      <text:h text:style-name="Heading_20_2" text:outline-level="2" text:is-list-header="true"><text:span text:style-name="T1">1. Состав</text:span> <text:span text:style-name="T1">образа</text:span></text:h>
      <text:h text:style-name="Heading_20_3" text:outline-level="3" text:is-list-header="true">1.1. Скрипты python для обновления данных и обучения модели</text:h>
      <text:p text:style-name="P2">В систему входят следующие скрипты:</text:p>
      <text:p text:style-name="P2"/>
      <text:p text:style-name="P2"><text:tab/>1.1.1. Скрипты для докачивания актуальных данных из внешних источников.</text:p>
      <text:p text:style-name="P2"/>
      <text:p text:style-name="P2"><text:tab/>1.1.2. Скрипты для очистки, обогащения и фильтрации данных.</text:p>
      <text:p text:style-name="P2"/>
      <text:p text:style-name="P2"><text:tab/>1.1.3. Скрипты для переобучения подели на актуализированных данных.</text:p>
      <text:p text:style-name="P2"/>
      <text:p text:style-name="P2">Данные скрипты выполняются автоматически при запуске контейнера, а также по </text:p>
      <text:p text:style-name="P2">таймеру ежедневно в 02:00.</text:p>
      <text:p text:style-name="P2"/>
      <text:h text:style-name="Heading_20_3" text:outline-level="3" text:is-list-header="true">1.2. Веб-сервис</text:h>
      <text:p text:style-name="P2">Веб-сервис возвращает предсказания индекса качества воздуха. Он работает на внутреннем порту 8041.</text:p>
      <text:p text:style-name="P2"/>
      <text:p text:style-name="P2">Описание интерфейса можно получить после запуска контейнера по следующей ссылке:</text:p>
      <text:p text:style-name="P2">http://127.0.0.1:[проброшенный при запуске порт]/docs</text:p>
      <text:p text:style-name="P2">По этому же адресу можно выполнить тестирование методов сервиса.</text:p>
      <text:p text:style-name="P2"/>
      <text:p text:style-name="P2">Сервис предоставляет следующие методы:</text:p>
      <text:p text:style-name="P2"/>
      <text:p text:style-name="P2">/<text:tab/> <text:s text:c="9"/><text:tab/>- <text:s text:c="2"/>Get. </text:p>
      <text:p text:style-name="P2"><text:s text:c="3"/><text:tab/><text:tab/> <text:s text:c="3"/>Без параметров. <text:s/></text:p>
      <text:p text:style-name="P2"><text:tab/><text:tab/> <text:s text:c="3"/>Формат ответа: строка Ok.</text:p>
      <text:p text:style-name="P2"><text:tab/> <text:s text:c="15"/>Используется для health-check сервиса</text:p>
      <text:p text:style-name="P2"/>
      <text:p text:style-name="P2">/predict <text:tab/>- <text:s text:c="2"/>Get. </text:p>
      <text:p text:style-name="P2"><text:s text:c="3"/><text:tab/><text:tab/> <text:s text:c="3"/>Без параметров. <text:s/></text:p>
      <text:p text:style-name="P2"><text:tab/><text:tab/> <text:s text:c="3"/>Формат ответа: массив из трех чисел с плавающей точкой.</text:p>
      <text:p text:style-name="P2"><text:tab/><text:tab/> <text:s text:c="3"/>Возвращает предсказание индекса качества воздуха по загрязнителю PM2.5, <text:tab/><text:tab/> <text:s text:c="3"/>полученное на обученной после актуализации данных модели. </text:p>
      <text:p text:style-name="P2"/>
      <text:p text:style-name="P2">/evaluate <text:tab/>- <text:s text:c="2"/>Get. </text:p>
      <text:p text:style-name="P2"><text:s text:c="3"/><text:tab/><text:tab/> <text:s text:c="3"/>Без параметров. <text:s/></text:p>
      <text:p text:style-name="P2"><text:soft-page-break/><text:tab/><text:tab/> <text:s text:c="3"/>Формат ответа: словарь, с двумя ключами train_[название используемой <text:tab/><text:tab/><text:tab/> <text:s text:c="3"/>метрики] и <text:s/>val_[название используемой метрики] и двумя их значениями, <text:tab/> <text:s text:c="15"/>представленными числами с плавающей точкой.</text:p>
      <text:p text:style-name="P2"/>
      <text:p text:style-name="P2"><text:tab/><text:tab/> <text:s text:c="3"/>Возвращает метрики обучения и валидации модели, обученной на <text:s/><text:tab/><text:tab/><text:tab/> <text:s text:c="3"/>актуализированных данных. </text:p>
      <text:p text:style-name="P2"/>
      <text:p text:style-name="P2"/>
      <text:h text:style-name="Heading_20_3" text:outline-level="3" text:is-list-header="true">1.3. Обработанные исходные данные за предыдущий период</text:h>
      <text:p text:style-name="P2"/>
      <text:p text:style-name="P2">В образ помещены данные за 2015-2022гг После докачивания и обработки актуальных данных за 2023г они объединяются в один датасет, используемый для обучения модели. <text:s/>Это сделано для сокращения времени обработки данных.</text:p>
      <text:p text:style-name="P2"/>
      <text:h text:style-name="Heading_20_1" text:outline-level="1" text:is-list-header="true">2. <text:span text:style-name="T1">Процедура запуска </text:span>контейнера</text:h>
      <text:h text:style-name="Heading_20_3" text:outline-level="3" text:is-list-header="true">1.1. Запуск контейнера</text:h>
      <text:p text:style-name="P4">Образ размещен на dockerhub. Имя образа: alexandranasonova/airpol:1.0</text:p>
      <text:p text:style-name="P4">Для запуска контейнера можно воспользоваться следующим скриптом:</text:p>
      <text:p text:style-name="P7">docker run -it -p [наружный порт]:8041 alexandranasonova/airpol:1.0</text:p>
      <text:p text:style-name="P4">где в качестве наружно порта нужно указать любой свободный порт, на котором будет работать веб-сервис. Например так:</text:p>
      <text:p text:style-name="P7">docker run -it -p 8041:8041 alexandranasonova/airpol:1.0</text:p>
      <text:p text:style-name="P7"/>
      <text:h text:style-name="Heading_20_3" text:outline-level="3" text:is-list-header="true">1.2. Процессы при запуске контейнера</text:h>
      <text:p text:style-name="P5"><text:span text:style-name="T1">При запуске контейнера будут автоматически выполнены скрипты для скачивания данных с внешних веб-сервисов, с последующей очисткой, обогащением и фильтрацией. Затем на актуализиваронных данных будет обучена модель.</text:span></text:p>
      <text:p text:style-name="P4">Процедура скачивания и обработки данных, с последующим обучением модели, будет также выполняться ежедневно в 02:00.</text:p>
      <text:p text:style-name="P6"><text:span text:style-name="T2">Примечание</text:span>. Данная процедура находится в состоянии бета-тестирования.</text:p>
      <text:p text:style-name="P2"/>
      <text:p text:style-name="P2">В результате в контейнеры будут сохранены данные для предсказания индекса качества воздуха, обученная модель и последние метрики.</text:p>
      <text:p text:style-name="P2"/>
      <text:p text:style-name="P2">Затем будет на внутреннем порту 8041 будет запущен веб-сервис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5:44:55.854619118</meta:creation-date>
    <dc:date>2023-04-16T16:42:08.655872238</dc:date>
    <meta:editing-duration>PT57M13S</meta:editing-duration>
    <meta:editing-cycles>1</meta:editing-cycles>
    <meta:document-statistic meta:table-count="0" meta:image-count="0" meta:object-count="0" meta:page-count="2" meta:paragraph-count="44" meta:word-count="412" meta:character-count="3331" meta:non-whitespace-character-count="2813"/>
    <meta:generator>LibreOffice/7.4.4.2$Linux_X86_64 LibreOffice_project/40$Build-2</meta:generator>
  </office:meta>
</office:document-meta>
</file>